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float" office:value="433.05" calcext:value-type="float">
            <text:p>433,05</text:p>
          </table:table-cell>
          <table:table-cell office:value-type="string" calcext:value-type="string">
            <text:p>CH-01</text:p>
          </table:table-cell>
          <table:table-cell table:style-name="ce5" office:value-type="float" office:value="433.4" calcext:value-type="float">
            <text:p>433,4</text:p>
          </table:table-cell>
          <table:table-cell office:value-type="float" office:value="433.05" calcext:value-type="float">
            <text:p>433,05</text:p>
          </table:table-cell>
        </table:table-row>
        <table:table-row table:style-name="ro1">
          <table:table-cell table:formula="of:=[.A1]+0.4" office:value-type="float" office:value="433.45" calcext:value-type="float">
            <text:p>433,45</text:p>
          </table:table-cell>
          <table:table-cell office:value-type="string" calcext:value-type="string">
            <text:p>CH-02</text:p>
          </table:table-cell>
          <table:table-cell table:style-name="ce5" table:formula="of:=[.C1]+0.4" office:value-type="float" office:value="433.8" calcext:value-type="float">
            <text:p>433,8</text:p>
          </table:table-cell>
          <table:table-cell/>
        </table:table-row>
        <table:table-row table:style-name="ro1">
          <table:table-cell table:formula="of:=[.A2]+0.4" office:value-type="float" office:value="433.85" calcext:value-type="float">
            <text:p>433,85</text:p>
          </table:table-cell>
          <table:table-cell office:value-type="string" calcext:value-type="string">
            <text:p>CH-03</text:p>
          </table:table-cell>
          <table:table-cell table:style-name="ce5" table:formula="of:=[.C2]+0.4" office:value-type="float" office:value="434.2" calcext:value-type="float">
            <text:p>434,2</text:p>
          </table:table-cell>
          <table:table-cell/>
        </table:table-row>
        <table:table-row table:style-name="ro1">
          <table:table-cell table:formula="of:=[.A3]+0.4" office:value-type="float" office:value="434.25" calcext:value-type="float">
            <text:p>434,25</text:p>
          </table:table-cell>
          <table:table-cell office:value-type="string" calcext:value-type="string">
            <text:p>CH-04</text:p>
          </table:table-cell>
          <table:table-cell table:style-name="ce5" table:formula="of:=[.C3]+0.4" office:value-type="float" office:value="434.6" calcext:value-type="float">
            <text:p>434,6</text:p>
          </table:table-cell>
          <table:table-cell/>
        </table:table-row>
        <table:table-row table:style-name="ro1">
          <table:table-cell table:formula="of:=[.A4]+0.4" office:value-type="float" office:value="434.65" calcext:value-type="float">
            <text:p>434,65</text:p>
          </table:table-cell>
          <table:table-cell office:value-type="string" calcext:value-type="string">
            <text:p>CH-05</text:p>
          </table:table-cell>
          <table:table-cell table:formula="of:=[.C4]+0.4" office:value-type="float" office:value="435" calcext:value-type="float">
            <text:p>435</text:p>
          </table:table-cell>
          <table:table-cell/>
        </table:table-row>
        <table:table-row table:style-name="ro1">
          <table:table-cell table:formula="of:=[.A5]+0.4" office:value-type="float" office:value="435.05" calcext:value-type="float">
            <text:p>435,05</text:p>
          </table:table-cell>
          <table:table-cell office:value-type="string" calcext:value-type="string">
            <text:p>CH-06</text:p>
          </table:table-cell>
          <table:table-cell table:formula="of:=[.C5]+0.4" office:value-type="float" office:value="435.4" calcext:value-type="float">
            <text:p>435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07</text:p>
          </table:table-cell>
          <table:table-cell table:formula="of:=[.C6]+0.4" office:value-type="float" office:value="435.8" calcext:value-type="float">
            <text:p>435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08</text:p>
          </table:table-cell>
          <table:table-cell table:formula="of:=[.C7]+0.4" office:value-type="float" office:value="436.2" calcext:value-type="float">
            <text:p>436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09</text:p>
          </table:table-cell>
          <table:table-cell table:formula="of:=[.C8]+0.4" office:value-type="float" office:value="436.6" calcext:value-type="float">
            <text:p>436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0</text:p>
          </table:table-cell>
          <table:table-cell table:formula="of:=[.C9]+0.4" office:value-type="float" office:value="437" calcext:value-type="float">
            <text:p>4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1</text:p>
          </table:table-cell>
          <table:table-cell table:formula="of:=[.C10]+0.4" office:value-type="float" office:value="437.4" calcext:value-type="float">
            <text:p>437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2</text:p>
          </table:table-cell>
          <table:table-cell table:formula="of:=[.C11]+0.4" office:value-type="float" office:value="437.8" calcext:value-type="float">
            <text:p>437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3</text:p>
          </table:table-cell>
          <table:table-cell table:formula="of:=[.C12]+0.4" office:value-type="float" office:value="438.2" calcext:value-type="float">
            <text:p>438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4</text:p>
          </table:table-cell>
          <table:table-cell table:formula="of:=[.C13]+0.4" office:value-type="float" office:value="438.6" calcext:value-type="float">
            <text:p>438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5</text:p>
          </table:table-cell>
          <table:table-cell table:formula="of:=[.C14]+0.4" office:value-type="float" office:value="439" calcext:value-type="float">
            <text:p>4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6</text:p>
          </table:table-cell>
          <table:table-cell table:formula="of:=[.C15]+0.4" office:value-type="float" office:value="439.4" calcext:value-type="float">
            <text:p>439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7</text:p>
          </table:table-cell>
          <table:table-cell table:formula="of:=[.C16]+0.4" office:value-type="float" office:value="439.8" calcext:value-type="float">
            <text:p>439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8</text:p>
          </table:table-cell>
          <table:table-cell table:formula="of:=[.C17]+0.4" office:value-type="float" office:value="440.2" calcext:value-type="float">
            <text:p>440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19</text:p>
          </table:table-cell>
          <table:table-cell table:formula="of:=[.C18]+0.4" office:value-type="float" office:value="440.6" calcext:value-type="float">
            <text:p>440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0</text:p>
          </table:table-cell>
          <table:table-cell table:formula="of:=[.C19]+0.4" office:value-type="float" office:value="441" calcext:value-type="float">
            <text:p>4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1</text:p>
          </table:table-cell>
          <table:table-cell table:formula="of:=[.C20]+0.4" office:value-type="float" office:value="441.4" calcext:value-type="float">
            <text:p>441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2</text:p>
          </table:table-cell>
          <table:table-cell table:formula="of:=[.C21]+0.4" office:value-type="float" office:value="441.8" calcext:value-type="float">
            <text:p>441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3</text:p>
          </table:table-cell>
          <table:table-cell table:formula="of:=[.C22]+0.4" office:value-type="float" office:value="442.2" calcext:value-type="float">
            <text:p>442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4</text:p>
          </table:table-cell>
          <table:table-cell table:formula="of:=[.C23]+0.4" office:value-type="float" office:value="442.6" calcext:value-type="float">
            <text:p>442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5</text:p>
          </table:table-cell>
          <table:table-cell table:formula="of:=[.C24]+0.4" office:value-type="float" office:value="443" calcext:value-type="float">
            <text:p>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6</text:p>
          </table:table-cell>
          <table:table-cell table:formula="of:=[.C25]+0.4" office:value-type="float" office:value="443.4" calcext:value-type="float">
            <text:p>443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7</text:p>
          </table:table-cell>
          <table:table-cell table:formula="of:=[.C26]+0.4" office:value-type="float" office:value="443.8" calcext:value-type="float">
            <text:p>443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8</text:p>
          </table:table-cell>
          <table:table-cell table:formula="of:=[.C27]+0.4" office:value-type="float" office:value="444.2" calcext:value-type="float">
            <text:p>444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29</text:p>
          </table:table-cell>
          <table:table-cell table:formula="of:=[.C28]+0.4" office:value-type="float" office:value="444.599999999999" calcext:value-type="float">
            <text:p>444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0</text:p>
          </table:table-cell>
          <table:table-cell table:formula="of:=[.C29]+0.4" office:value-type="float" office:value="444.999999999999" calcext:value-type="float">
            <text:p>444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1</text:p>
          </table:table-cell>
          <table:table-cell table:formula="of:=[.C30]+0.4" office:value-type="float" office:value="445.399999999999" calcext:value-type="float">
            <text:p>445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2</text:p>
          </table:table-cell>
          <table:table-cell table:formula="of:=[.C31]+0.4" office:value-type="float" office:value="445.799999999999" calcext:value-type="float">
            <text:p>445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3</text:p>
          </table:table-cell>
          <table:table-cell table:formula="of:=[.C32]+0.4" office:value-type="float" office:value="446.199999999999" calcext:value-type="float">
            <text:p>446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4</text:p>
          </table:table-cell>
          <table:table-cell table:formula="of:=[.C33]+0.4" office:value-type="float" office:value="446.599999999999" calcext:value-type="float">
            <text:p>446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5</text:p>
          </table:table-cell>
          <table:table-cell table:formula="of:=[.C34]+0.4" office:value-type="float" office:value="446.999999999999" calcext:value-type="float">
            <text:p>446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6</text:p>
          </table:table-cell>
          <table:table-cell table:formula="of:=[.C35]+0.4" office:value-type="float" office:value="447.399999999999" calcext:value-type="float">
            <text:p>447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7</text:p>
          </table:table-cell>
          <table:table-cell table:formula="of:=[.C36]+0.4" office:value-type="float" office:value="447.799999999999" calcext:value-type="float">
            <text:p>447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8</text:p>
          </table:table-cell>
          <table:table-cell table:formula="of:=[.C37]+0.4" office:value-type="float" office:value="448.199999999999" calcext:value-type="float">
            <text:p>448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39</text:p>
          </table:table-cell>
          <table:table-cell table:formula="of:=[.C38]+0.4" office:value-type="float" office:value="448.599999999999" calcext:value-type="float">
            <text:p>448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0</text:p>
          </table:table-cell>
          <table:table-cell table:formula="of:=[.C39]+0.4" office:value-type="float" office:value="448.999999999999" calcext:value-type="float">
            <text:p>448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1</text:p>
          </table:table-cell>
          <table:table-cell table:formula="of:=[.C40]+0.4" office:value-type="float" office:value="449.399999999999" calcext:value-type="float">
            <text:p>449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2</text:p>
          </table:table-cell>
          <table:table-cell table:formula="of:=[.C41]+0.4" office:value-type="float" office:value="449.799999999999" calcext:value-type="float">
            <text:p>449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3</text:p>
          </table:table-cell>
          <table:table-cell table:formula="of:=[.C42]+0.4" office:value-type="float" office:value="450.199999999999" calcext:value-type="float">
            <text:p>450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4</text:p>
          </table:table-cell>
          <table:table-cell table:formula="of:=[.C43]+0.4" office:value-type="float" office:value="450.599999999999" calcext:value-type="float">
            <text:p>450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5</text:p>
          </table:table-cell>
          <table:table-cell table:formula="of:=[.C44]+0.4" office:value-type="float" office:value="450.999999999999" calcext:value-type="float">
            <text:p>450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6</text:p>
          </table:table-cell>
          <table:table-cell table:formula="of:=[.C45]+0.4" office:value-type="float" office:value="451.399999999999" calcext:value-type="float">
            <text:p>451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7</text:p>
          </table:table-cell>
          <table:table-cell table:formula="of:=[.C46]+0.4" office:value-type="float" office:value="451.799999999999" calcext:value-type="float">
            <text:p>451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8</text:p>
          </table:table-cell>
          <table:table-cell table:formula="of:=[.C47]+0.4" office:value-type="float" office:value="452.199999999999" calcext:value-type="float">
            <text:p>452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49</text:p>
          </table:table-cell>
          <table:table-cell table:formula="of:=[.C48]+0.4" office:value-type="float" office:value="452.599999999999" calcext:value-type="float">
            <text:p>452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0</text:p>
          </table:table-cell>
          <table:table-cell table:formula="of:=[.C49]+0.4" office:value-type="float" office:value="452.999999999999" calcext:value-type="float">
            <text:p>452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1</text:p>
          </table:table-cell>
          <table:table-cell table:formula="of:=[.C50]+0.4" office:value-type="float" office:value="453.399999999999" calcext:value-type="float">
            <text:p>453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2</text:p>
          </table:table-cell>
          <table:table-cell table:formula="of:=[.C51]+0.4" office:value-type="float" office:value="453.799999999999" calcext:value-type="float">
            <text:p>453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3</text:p>
          </table:table-cell>
          <table:table-cell table:formula="of:=[.C52]+0.4" office:value-type="float" office:value="454.199999999999" calcext:value-type="float">
            <text:p>454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4</text:p>
          </table:table-cell>
          <table:table-cell table:formula="of:=[.C53]+0.4" office:value-type="float" office:value="454.599999999999" calcext:value-type="float">
            <text:p>454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5</text:p>
          </table:table-cell>
          <table:table-cell table:formula="of:=[.C54]+0.4" office:value-type="float" office:value="454.999999999999" calcext:value-type="float">
            <text:p>454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6</text:p>
          </table:table-cell>
          <table:table-cell table:formula="of:=[.C55]+0.4" office:value-type="float" office:value="455.399999999999" calcext:value-type="float">
            <text:p>455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7</text:p>
          </table:table-cell>
          <table:table-cell table:formula="of:=[.C56]+0.4" office:value-type="float" office:value="455.799999999999" calcext:value-type="float">
            <text:p>455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8</text:p>
          </table:table-cell>
          <table:table-cell table:formula="of:=[.C57]+0.4" office:value-type="float" office:value="456.199999999999" calcext:value-type="float">
            <text:p>456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59</text:p>
          </table:table-cell>
          <table:table-cell table:formula="of:=[.C58]+0.4" office:value-type="float" office:value="456.599999999999" calcext:value-type="float">
            <text:p>456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0</text:p>
          </table:table-cell>
          <table:table-cell table:formula="of:=[.C59]+0.4" office:value-type="float" office:value="456.999999999999" calcext:value-type="float">
            <text:p>456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1</text:p>
          </table:table-cell>
          <table:table-cell table:formula="of:=[.C60]+0.4" office:value-type="float" office:value="457.399999999999" calcext:value-type="float">
            <text:p>457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2</text:p>
          </table:table-cell>
          <table:table-cell table:formula="of:=[.C61]+0.4" office:value-type="float" office:value="457.799999999999" calcext:value-type="float">
            <text:p>457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3</text:p>
          </table:table-cell>
          <table:table-cell table:formula="of:=[.C62]+0.4" office:value-type="float" office:value="458.199999999999" calcext:value-type="float">
            <text:p>458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4</text:p>
          </table:table-cell>
          <table:table-cell table:formula="of:=[.C63]+0.4" office:value-type="float" office:value="458.599999999999" calcext:value-type="float">
            <text:p>458,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5</text:p>
          </table:table-cell>
          <table:table-cell table:formula="of:=[.C64]+0.4" office:value-type="float" office:value="458.999999999999" calcext:value-type="float">
            <text:p>458,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6</text:p>
          </table:table-cell>
          <table:table-cell table:formula="of:=[.C65]+0.4" office:value-type="float" office:value="459.399999999999" calcext:value-type="float">
            <text:p>459,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7</text:p>
          </table:table-cell>
          <table:table-cell table:formula="of:=[.C66]+0.4" office:value-type="float" office:value="459.799999999999" calcext:value-type="float">
            <text:p>459,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8</text:p>
          </table:table-cell>
          <table:table-cell table:formula="of:=[.C67]+0.4" office:value-type="float" office:value="460.199999999999" calcext:value-type="float">
            <text:p>460,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-69</text:p>
          </table:table-cell>
          <table:table-cell table:formula="of:=[.C68]+0.4" office:value-type="float" office:value="460.599999999999" calcext:value-type="float">
            <text:p>460,5999999999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0:34:34.1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47:35.286000000</meta:creation-date>
    <meta:editing-duration>P2DT11H49M32S</meta:editing-duration>
    <meta:editing-cycles>2</meta:editing-cycles>
    <meta:generator>LibreOffice/7.2.6.2$Windows_X86_64 LibreOffice_project/b0ec3a565991f7569a5a7f5d24fed7f52653d754</meta:generator>
    <dc:date>2022-05-16T10:48:03.710000000</dc:date>
    <meta:document-statistic meta:table-count="1" meta:cell-count="145" meta:object-count="0"/>
  </office:meta>
</office:document-meta>
</file>